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table table:name="idu_energy2gap" table:style-name="ta1">
        <table:table-column table:style-name="co2" table:number-columns-repeated="2" table:default-cell-style-name="ce1"/>
        <table:table-column table:style-name="co3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jawp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float" office:value="522.45288" calcext:value-type="float">
            <text:p>522.45288</text:p>
          </table:table-cell>
          <table:table-cell office:value-type="float" office:value="0.505" calcext:value-type="float">
            <text:p>0.50500</text:p>
          </table:table-cell>
          <table:table-cell table:number-columns-repeated="2"/>
        </table:table-row>
        <table:table-row table:style-name="ro1">
          <table:table-cell office:value-type="float" office:value="529.3739" calcext:value-type="float">
            <text:p>529.37390</text:p>
          </table:table-cell>
          <table:table-cell office:value-type="float" office:value="1.2" calcext:value-type="float">
            <text:p>1.20000</text:p>
          </table:table-cell>
          <table:table-cell table:number-columns-repeated="2"/>
        </table:table-row>
        <table:table-row table:style-name="ro1">
          <table:table-cell office:value-type="float" office:value="542.77905" calcext:value-type="float">
            <text:p>542.77905</text:p>
          </table:table-cell>
          <table:table-cell office:value-type="float" office:value="1.888" calcext:value-type="float">
            <text:p>1.88800</text:p>
          </table:table-cell>
          <table:table-cell table:number-columns-repeated="2"/>
        </table:table-row>
        <table:table-row table:style-name="ro1">
          <table:table-cell office:value-type="float" office:value="551.95813" calcext:value-type="float">
            <text:p>551.95813</text:p>
          </table:table-cell>
          <table:table-cell office:value-type="float" office:value="2.2290001" calcext:value-type="float">
            <text:p>2.22900</text:p>
          </table:table-cell>
          <table:table-cell table:number-columns-repeated="2"/>
        </table:table-row>
        <table:table-row table:style-name="ro1">
          <table:table-cell office:value-type="float" office:value="562.78381" calcext:value-type="float">
            <text:p>562.78381</text:p>
          </table:table-cell>
          <table:table-cell office:value-type="float" office:value="2.5699999" calcext:value-type="float">
            <text:p>2.57000</text:p>
          </table:table-cell>
          <table:table-cell table:number-columns-repeated="2"/>
        </table:table-row>
        <table:table-row table:style-name="ro1">
          <table:table-cell office:value-type="float" office:value="572.2796" calcext:value-type="float">
            <text:p>572.27960</text:p>
          </table:table-cell>
          <table:table-cell office:value-type="float" office:value="2.826" calcext:value-type="float">
            <text:p>2.82600</text:p>
          </table:table-cell>
          <table:table-cell table:number-columns-repeated="2"/>
        </table:table-row>
        <table:table-row table:style-name="ro1">
          <table:table-cell office:value-type="float" office:value="582.71729" calcext:value-type="float">
            <text:p>582.71729</text:p>
          </table:table-cell>
          <table:table-cell office:value-type="float" office:value="3.0810001" calcext:value-type="float">
            <text:p>3.08100</text:p>
          </table:table-cell>
          <table:table-cell table:number-columns-repeated="2"/>
        </table:table-row>
        <table:table-row table:style-name="ro1">
          <table:table-cell office:value-type="float" office:value="592.37518" calcext:value-type="float">
            <text:p>592.37518</text:p>
          </table:table-cell>
          <table:table-cell office:value-type="float" office:value="3.2950001" calcext:value-type="float">
            <text:p>3.29500</text:p>
          </table:table-cell>
          <table:table-cell table:number-columns-repeated="2"/>
        </table:table-row>
        <table:table-row table:style-name="ro1">
          <table:table-cell office:value-type="float" office:value="602.80829" calcext:value-type="float">
            <text:p>602.80829</text:p>
          </table:table-cell>
          <table:table-cell office:value-type="float" office:value="3.5079999" calcext:value-type="float">
            <text:p>3.50800</text:p>
          </table:table-cell>
          <table:table-cell table:number-columns-repeated="2"/>
        </table:table-row>
        <table:table-row table:style-name="ro1">
          <table:table-cell office:value-type="float" office:value="612.38086" calcext:value-type="float">
            <text:p>612.38086</text:p>
          </table:table-cell>
          <table:table-cell office:value-type="float" office:value="3.691" calcext:value-type="float">
            <text:p>3.69100</text:p>
          </table:table-cell>
          <table:table-cell table:number-columns-repeated="2"/>
        </table:table-row>
        <table:table-row table:style-name="ro1">
          <table:table-cell office:value-type="float" office:value="622.75165" calcext:value-type="float">
            <text:p>622.75165</text:p>
          </table:table-cell>
          <table:table-cell office:value-type="float" office:value="3.8740001" calcext:value-type="float">
            <text:p>3.87400</text:p>
          </table:table-cell>
          <table:table-cell table:number-columns-repeated="2"/>
        </table:table-row>
        <table:table-row table:style-name="ro1">
          <table:table-cell office:value-type="float" office:value="632.43964" calcext:value-type="float">
            <text:p>632.43964</text:p>
          </table:table-cell>
          <table:table-cell office:value-type="float" office:value="4.0370002" calcext:value-type="float">
            <text:p>4.03700</text:p>
          </table:table-cell>
          <table:table-cell table:number-columns-repeated="2"/>
        </table:table-row>
        <table:table-row table:style-name="ro1">
          <table:table-cell office:value-type="float" office:value="642.58929" calcext:value-type="float">
            <text:p>642.58929</text:p>
          </table:table-cell>
          <table:table-cell office:value-type="float" office:value="4.197" calcext:value-type="float">
            <text:p>4.19700</text:p>
          </table:table-cell>
          <table:table-cell table:number-columns-repeated="2"/>
        </table:table-row>
        <table:table-row table:style-name="ro1">
          <table:table-cell office:value-type="float" office:value="652.35199" calcext:value-type="float">
            <text:p>652.35199</text:p>
          </table:table-cell>
          <table:table-cell office:value-type="float" office:value="4.3439999" calcext:value-type="float">
            <text:p>4.34400</text:p>
          </table:table-cell>
          <table:table-cell table:number-columns-repeated="2"/>
        </table:table-row>
        <table:table-row table:style-name="ro1">
          <table:table-cell office:value-type="float" office:value="662.61041" calcext:value-type="float">
            <text:p>662.61041</text:p>
          </table:table-cell>
          <table:table-cell office:value-type="float" office:value="4.4910002" calcext:value-type="float">
            <text:p>4.49100</text:p>
          </table:table-cell>
          <table:table-cell table:number-columns-repeated="2"/>
        </table:table-row>
        <table:table-row table:style-name="ro1">
          <table:table-cell office:value-type="float" office:value="672.58807" calcext:value-type="float">
            <text:p>672.58807</text:p>
          </table:table-cell>
          <table:table-cell office:value-type="float" office:value="4.6240001" calcext:value-type="float">
            <text:p>4.62400</text:p>
          </table:table-cell>
          <table:table-cell table:number-columns-repeated="2"/>
        </table:table-row>
        <table:table-row table:style-name="ro1">
          <table:table-cell office:value-type="float" office:value="682.70667" calcext:value-type="float">
            <text:p>682.70667</text:p>
          </table:table-cell>
          <table:table-cell office:value-type="float" office:value="4.7579999" calcext:value-type="float">
            <text:p>4.75800</text:p>
          </table:table-cell>
          <table:table-cell table:number-columns-repeated="2"/>
        </table:table-row>
        <table:table-row table:style-name="ro1">
          <table:table-cell office:value-type="float" office:value="692.59381" calcext:value-type="float">
            <text:p>692.59381</text:p>
          </table:table-cell>
          <table:table-cell office:value-type="float" office:value="4.8829999" calcext:value-type="float">
            <text:p>4.88300</text:p>
          </table:table-cell>
          <table:table-cell table:number-columns-repeated="2"/>
        </table:table-row>
        <table:table-row table:style-name="ro1">
          <table:table-cell office:value-type="float" office:value="702.65979" calcext:value-type="float">
            <text:p>702.65979</text:p>
          </table:table-cell>
          <table:table-cell office:value-type="float" office:value="5.006" calcext:value-type="float">
            <text:p>5.00600</text:p>
          </table:table-cell>
          <table:table-cell table:number-columns-repeated="2"/>
        </table:table-row>
        <table:table-row table:style-name="ro1">
          <table:table-cell office:value-type="float" office:value="712.64307" calcext:value-type="float">
            <text:p>712.64307</text:p>
          </table:table-cell>
          <table:table-cell office:value-type="float" office:value="5.119" calcext:value-type="float">
            <text:p>5.11900</text:p>
          </table:table-cell>
          <table:table-cell table:number-columns-repeated="2"/>
        </table:table-row>
        <table:table-row table:style-name="ro1">
          <table:table-cell office:value-type="float" office:value="722.6214" calcext:value-type="float">
            <text:p>722.62140</text:p>
          </table:table-cell>
          <table:table-cell office:value-type="float" office:value="5.2329998" calcext:value-type="float">
            <text:p>5.23300</text:p>
          </table:table-cell>
          <table:table-cell table:number-columns-repeated="2"/>
        </table:table-row>
        <table:table-row table:style-name="ro1">
          <table:table-cell office:value-type="float" office:value="732.45142" calcext:value-type="float">
            <text:p>732.45142</text:p>
          </table:table-cell>
          <table:table-cell office:value-type="float" office:value="5.3410001" calcext:value-type="float">
            <text:p>5.34100</text:p>
          </table:table-cell>
          <table:table-cell table:number-columns-repeated="2"/>
        </table:table-row>
        <table:table-row table:style-name="ro1">
          <table:table-cell office:value-type="float" office:value="742.67957" calcext:value-type="float">
            <text:p>742.67957</text:p>
          </table:table-cell>
          <table:table-cell office:value-type="float" office:value="5.448" calcext:value-type="float">
            <text:p>5.44800</text:p>
          </table:table-cell>
          <table:table-cell table:number-columns-repeated="2"/>
        </table:table-row>
        <table:table-row table:style-name="ro1">
          <table:table-cell office:value-type="float" office:value="752.46252" calcext:value-type="float">
            <text:p>752.46252</text:p>
          </table:table-cell>
          <table:table-cell office:value-type="float" office:value="5.5500002" calcext:value-type="float">
            <text:p>5.55000</text:p>
          </table:table-cell>
          <table:table-cell table:number-columns-repeated="2"/>
        </table:table-row>
        <table:table-row table:style-name="ro1">
          <table:table-cell office:value-type="float" office:value="762.48077" calcext:value-type="float">
            <text:p>762.48077</text:p>
          </table:table-cell>
          <table:table-cell office:value-type="float" office:value="5.6479998" calcext:value-type="float">
            <text:p>5.64800</text:p>
          </table:table-cell>
          <table:table-cell table:number-columns-repeated="2"/>
        </table:table-row>
        <table:table-row table:style-name="ro1">
          <table:table-cell office:value-type="float" office:value="772.37805" calcext:value-type="float">
            <text:p>772.37805</text:p>
          </table:table-cell>
          <table:table-cell office:value-type="float" office:value="5.7449999" calcext:value-type="float">
            <text:p>5.74500</text:p>
          </table:table-cell>
          <table:table-cell table:number-columns-repeated="2"/>
        </table:table-row>
        <table:table-row table:style-name="ro1">
          <table:table-cell office:value-type="float" office:value="782.41302" calcext:value-type="float">
            <text:p>782.41302</text:p>
          </table:table-cell>
          <table:table-cell office:value-type="float" office:value="5.8390002" calcext:value-type="float">
            <text:p>5.83900</text:p>
          </table:table-cell>
          <table:table-cell table:number-columns-repeated="2"/>
        </table:table-row>
        <table:table-row table:style-name="ro1">
          <table:table-cell office:value-type="float" office:value="792.2027" calcext:value-type="float">
            <text:p>792.20270</text:p>
          </table:table-cell>
          <table:table-cell office:value-type="float" office:value="5.928" calcext:value-type="float">
            <text:p>5.92800</text:p>
          </table:table-cell>
          <table:table-cell table:number-columns-repeated="2"/>
        </table:table-row>
        <table:table-row table:style-name="ro1">
          <table:table-cell office:value-type="float" office:value="802.4101" calcext:value-type="float">
            <text:p>802.41010</text:p>
          </table:table-cell>
          <table:table-cell office:value-type="float" office:value="6.02" calcext:value-type="float">
            <text:p>6.02000</text:p>
          </table:table-cell>
          <table:table-cell table:number-columns-repeated="2"/>
        </table:table-row>
        <table:table-row table:style-name="ro1">
          <table:table-cell office:value-type="float" office:value="812.37695" calcext:value-type="float">
            <text:p>812.37695</text:p>
          </table:table-cell>
          <table:table-cell office:value-type="float" office:value="6.1059999" calcext:value-type="float">
            <text:p>6.10600</text:p>
          </table:table-cell>
          <table:table-cell table:number-columns-repeated="2"/>
        </table:table-row>
        <table:table-row table:style-name="ro1">
          <table:table-cell office:value-type="float" office:value="822.34229" calcext:value-type="float">
            <text:p>822.34229</text:p>
          </table:table-cell>
          <table:table-cell office:value-type="float" office:value="6.1919999" calcext:value-type="float">
            <text:p>6.19200</text:p>
          </table:table-cell>
          <table:table-cell table:number-columns-repeated="2"/>
        </table:table-row>
        <table:table-row table:style-name="ro1">
          <table:table-cell office:value-type="float" office:value="832.22424" calcext:value-type="float">
            <text:p>832.22424</text:p>
          </table:table-cell>
          <table:table-cell office:value-type="float" office:value="6.2729998" calcext:value-type="float">
            <text:p>6.27300</text:p>
          </table:table-cell>
          <table:table-cell table:number-columns-repeated="2"/>
        </table:table-row>
        <table:table-row table:style-name="ro1">
          <table:table-cell office:value-type="float" office:value="842.43262" calcext:value-type="float">
            <text:p>842.43262</text:p>
          </table:table-cell>
          <table:table-cell office:value-type="float" office:value="6.3559999" calcext:value-type="float">
            <text:p>6.35600</text:p>
          </table:table-cell>
          <table:table-cell table:number-columns-repeated="2"/>
        </table:table-row>
        <table:table-row table:style-name="ro1">
          <table:table-cell office:value-type="float" office:value="852.35181" calcext:value-type="float">
            <text:p>852.35181</text:p>
          </table:table-cell>
          <table:table-cell office:value-type="float" office:value="6.4359999" calcext:value-type="float">
            <text:p>6.43600</text:p>
          </table:table-cell>
          <table:table-cell table:number-columns-repeated="2"/>
        </table:table-row>
        <table:table-row table:style-name="ro1">
          <table:table-cell office:value-type="float" office:value="862.54205" calcext:value-type="float">
            <text:p>862.54205</text:p>
          </table:table-cell>
          <table:table-cell office:value-type="float" office:value="6.5149999" calcext:value-type="float">
            <text:p>6.51500</text:p>
          </table:table-cell>
          <table:table-cell table:number-columns-repeated="2"/>
        </table:table-row>
        <table:table-row table:style-name="ro1">
          <table:table-cell office:value-type="float" office:value="872.34778" calcext:value-type="float">
            <text:p>872.34778</text:p>
          </table:table-cell>
          <table:table-cell office:value-type="float" office:value="6.5900002" calcext:value-type="float">
            <text:p>6.59000</text:p>
          </table:table-cell>
          <table:table-cell table:number-columns-repeated="2"/>
        </table:table-row>
        <table:table-row table:style-name="ro1">
          <table:table-cell office:value-type="float" office:value="882.42523" calcext:value-type="float">
            <text:p>882.42523</text:p>
          </table:table-cell>
          <table:table-cell office:value-type="float" office:value="6.665" calcext:value-type="float">
            <text:p>6.66500</text:p>
          </table:table-cell>
          <table:table-cell table:number-columns-repeated="2"/>
        </table:table-row>
        <table:table-row table:style-name="ro1">
          <table:table-cell office:value-type="float" office:value="892.13159" calcext:value-type="float">
            <text:p>892.13159</text:p>
          </table:table-cell>
          <table:table-cell office:value-type="float" office:value="6.737" calcext:value-type="float">
            <text:p>6.73700</text:p>
          </table:table-cell>
          <table:table-cell table:number-columns-repeated="2"/>
        </table:table-row>
        <table:table-row table:style-name="ro1">
          <table:table-cell office:value-type="float" office:value="902.25696" calcext:value-type="float">
            <text:p>902.25696</text:p>
          </table:table-cell>
          <table:table-cell office:value-type="float" office:value="6.8099999" calcext:value-type="float">
            <text:p>6.81000</text:p>
          </table:table-cell>
          <table:table-cell table:number-columns-repeated="2"/>
        </table:table-row>
        <table:table-row table:style-name="ro1">
          <table:table-cell office:value-type="float" office:value="912.27686" calcext:value-type="float">
            <text:p>912.27686</text:p>
          </table:table-cell>
          <table:table-cell office:value-type="float" office:value="6.881" calcext:value-type="float">
            <text:p>6.88100</text:p>
          </table:table-cell>
          <table:table-cell table:number-columns-repeated="2"/>
        </table:table-row>
        <table:table-row table:style-name="ro1">
          <table:table-cell office:value-type="float" office:value="922.41669" calcext:value-type="float">
            <text:p>922.41669</text:p>
          </table:table-cell>
          <table:table-cell office:value-type="float" office:value="6.9520001" calcext:value-type="float">
            <text:p>6.95200</text:p>
          </table:table-cell>
          <table:table-cell table:number-columns-repeated="2"/>
        </table:table-row>
        <table:table-row table:style-name="ro1">
          <table:table-cell office:value-type="float" office:value="932.4472" calcext:value-type="float">
            <text:p>932.44720</text:p>
          </table:table-cell>
          <table:table-cell office:value-type="float" office:value="7.02" calcext:value-type="float">
            <text:p>7.02000</text:p>
          </table:table-cell>
          <table:table-cell table:number-columns-repeated="2"/>
        </table:table-row>
        <table:table-row table:style-name="ro1">
          <table:table-cell office:value-type="float" office:value="942.42175" calcext:value-type="float">
            <text:p>942.42175</text:p>
          </table:table-cell>
          <table:table-cell office:value-type="float" office:value="7.086" calcext:value-type="float">
            <text:p>7.08600</text:p>
          </table:table-cell>
          <table:table-cell table:number-columns-repeated="2"/>
        </table:table-row>
        <table:table-row table:style-name="ro1">
          <table:table-cell office:value-type="float" office:value="952.46893" calcext:value-type="float">
            <text:p>952.46893</text:p>
          </table:table-cell>
          <table:table-cell office:value-type="float" office:value="7.1529999" calcext:value-type="float">
            <text:p>7.15300</text:p>
          </table:table-cell>
          <table:table-cell table:number-columns-repeated="2"/>
        </table:table-row>
        <table:table-row table:style-name="ro1">
          <table:table-cell office:value-type="float" office:value="962.52881" calcext:value-type="float">
            <text:p>962.52881</text:p>
          </table:table-cell>
          <table:table-cell office:value-type="float" office:value="7.2199998" calcext:value-type="float">
            <text:p>7.22000</text:p>
          </table:table-cell>
          <table:table-cell table:number-columns-repeated="2"/>
        </table:table-row>
        <table:table-row table:style-name="ro1">
          <table:table-cell office:value-type="float" office:value="972.47064" calcext:value-type="float">
            <text:p>972.47064</text:p>
          </table:table-cell>
          <table:table-cell office:value-type="float" office:value="7.2820001" calcext:value-type="float">
            <text:p>7.28200</text:p>
          </table:table-cell>
          <table:table-cell table:number-columns-repeated="2"/>
        </table:table-row>
        <table:table-row table:style-name="ro1">
          <table:table-cell office:value-type="float" office:value="982.44141" calcext:value-type="float">
            <text:p>982.44141</text:p>
          </table:table-cell>
          <table:table-cell office:value-type="float" office:value="7.3460002" calcext:value-type="float">
            <text:p>7.34600</text:p>
          </table:table-cell>
          <table:table-cell table:number-columns-repeated="2"/>
        </table:table-row>
        <table:table-row table:style-name="ro1">
          <table:table-cell office:value-type="float" office:value="992.39038" calcext:value-type="float">
            <text:p>992.39038</text:p>
          </table:table-cell>
          <table:table-cell office:value-type="float" office:value="7.4089999" calcext:value-type="float">
            <text:p>7.40900</text:p>
          </table:table-cell>
          <table:table-cell table:number-columns-repeated="2"/>
        </table:table-row>
        <table:table-row table:style-name="ro1">
          <table:table-cell office:value-type="float" office:value="1002.3038" calcext:value-type="float">
            <text:p>1002.30380</text:p>
          </table:table-cell>
          <table:table-cell office:value-type="float" office:value="7.4699998" calcext:value-type="float">
            <text:p>7.47000</text:p>
          </table:table-cell>
          <table:table-cell table:number-columns-repeated="2"/>
        </table:table-row>
        <table:table-row table:style-name="ro1">
          <table:table-cell office:value-type="float" office:value="1012.2871" calcext:value-type="float">
            <text:p>1012.28710</text:p>
          </table:table-cell>
          <table:table-cell office:value-type="float" office:value="7.5300002" calcext:value-type="float">
            <text:p>7.53000</text:p>
          </table:table-cell>
          <table:table-cell table:number-columns-repeated="2"/>
        </table:table-row>
        <table:table-row table:style-name="ro1">
          <table:table-cell office:value-type="float" office:value="1022.1637" calcext:value-type="float">
            <text:p>1022.16370</text:p>
          </table:table-cell>
          <table:table-cell office:value-type="float" office:value="7.5890002" calcext:value-type="float">
            <text:p>7.58900</text:p>
          </table:table-cell>
          <table:table-cell table:number-columns-repeated="2"/>
        </table:table-row>
        <table:table-row table:style-name="ro1">
          <table:table-cell office:value-type="float" office:value="1032.0844" calcext:value-type="float">
            <text:p>1032.08440</text:p>
          </table:table-cell>
          <table:table-cell office:value-type="float" office:value="7.6479998" calcext:value-type="float">
            <text:p>7.64800</text:p>
          </table:table-cell>
          <table:table-cell table:number-columns-repeated="2"/>
        </table:table-row>
        <table:table-row table:style-name="ro1">
          <table:table-cell office:value-type="float" office:value="1042.3485" calcext:value-type="float">
            <text:p>1042.34850</text:p>
          </table:table-cell>
          <table:table-cell office:value-type="float" office:value="7.7080002" calcext:value-type="float">
            <text:p>7.70800</text:p>
          </table:table-cell>
          <table:table-cell table:number-columns-repeated="2"/>
        </table:table-row>
        <table:table-row table:style-name="ro1">
          <table:table-cell office:value-type="float" office:value="1052.3301" calcext:value-type="float">
            <text:p>1052.33010</text:p>
          </table:table-cell>
          <table:table-cell office:value-type="float" office:value="7.7639999" calcext:value-type="float">
            <text:p>7.76400</text:p>
          </table:table-cell>
          <table:table-cell table:number-columns-repeated="2"/>
        </table:table-row>
        <table:table-row table:style-name="ro1">
          <table:table-cell office:value-type="float" office:value="1062.1107" calcext:value-type="float">
            <text:p>1062.11070</text:p>
          </table:table-cell>
          <table:table-cell office:value-type="float" office:value="7.822" calcext:value-type="float">
            <text:p>7.82200</text:p>
          </table:table-cell>
          <table:table-cell table:number-columns-repeated="2"/>
        </table:table-row>
        <table:table-row table:style-name="ro1">
          <table:table-cell office:value-type="float" office:value="1072.0359" calcext:value-type="float">
            <text:p>1072.03590</text:p>
          </table:table-cell>
          <table:table-cell office:value-type="float" office:value="7.8769999" calcext:value-type="float">
            <text:p>7.87700</text:p>
          </table:table-cell>
          <table:table-cell table:number-columns-repeated="2"/>
        </table:table-row>
        <table:table-row table:style-name="ro1">
          <table:table-cell office:value-type="float" office:value="1082.309" calcext:value-type="float">
            <text:p>1082.30900</text:p>
          </table:table-cell>
          <table:table-cell office:value-type="float" office:value="7.9359999" calcext:value-type="float">
            <text:p>7.93600</text:p>
          </table:table-cell>
          <table:table-cell table:number-columns-repeated="2"/>
        </table:table-row>
        <table:table-row table:style-name="ro1">
          <table:table-cell office:value-type="float" office:value="1092.3362" calcext:value-type="float">
            <text:p>1092.33620</text:p>
          </table:table-cell>
          <table:table-cell office:value-type="float" office:value="7.9910002" calcext:value-type="float">
            <text:p>7.99100</text:p>
          </table:table-cell>
          <table:table-cell table:number-columns-repeated="2"/>
        </table:table-row>
        <table:table-row table:style-name="ro1">
          <table:table-cell office:value-type="float" office:value="1102.3621" calcext:value-type="float">
            <text:p>1102.36210</text:p>
          </table:table-cell>
          <table:table-cell office:value-type="float" office:value="8.0459995" calcext:value-type="float">
            <text:p>8.04600</text:p>
          </table:table-cell>
          <table:table-cell table:number-columns-repeated="2"/>
        </table:table-row>
        <table:table-row table:style-name="ro1">
          <table:table-cell office:value-type="float" office:value="1112.3929" calcext:value-type="float">
            <text:p>1112.39290</text:p>
          </table:table-cell>
          <table:table-cell office:value-type="float" office:value="8.099" calcext:value-type="float">
            <text:p>8.09900</text:p>
          </table:table-cell>
          <table:table-cell table:number-columns-repeated="2"/>
        </table:table-row>
        <table:table-row table:style-name="ro1">
          <table:table-cell office:value-type="float" office:value="1122.265" calcext:value-type="float">
            <text:p>1122.26500</text:p>
          </table:table-cell>
          <table:table-cell office:value-type="float" office:value="8.1540003" calcext:value-type="float">
            <text:p>8.15400</text:p>
          </table:table-cell>
          <table:table-cell table:number-columns-repeated="2"/>
        </table:table-row>
        <table:table-row table:style-name="ro1">
          <table:table-cell office:value-type="float" office:value="1132.1674" calcext:value-type="float">
            <text:p>1132.16740</text:p>
          </table:table-cell>
          <table:table-cell office:value-type="float" office:value="8.2060003" calcext:value-type="float">
            <text:p>8.20600</text:p>
          </table:table-cell>
          <table:table-cell table:number-columns-repeated="2"/>
        </table:table-row>
        <table:table-row table:style-name="ro1">
          <table:table-cell office:value-type="float" office:value="1142.021" calcext:value-type="float">
            <text:p>1142.02100</text:p>
          </table:table-cell>
          <table:table-cell office:value-type="float" office:value="8.2580004" calcext:value-type="float">
            <text:p>8.25800</text:p>
          </table:table-cell>
          <table:table-cell table:number-columns-repeated="2"/>
        </table:table-row>
        <table:table-row table:style-name="ro1">
          <table:table-cell office:value-type="float" office:value="1151.9298" calcext:value-type="float">
            <text:p>1151.92980</text:p>
          </table:table-cell>
          <table:table-cell office:value-type="float" office:value="8.3109999" calcext:value-type="float">
            <text:p>8.31100</text:p>
          </table:table-cell>
          <table:table-cell table:number-columns-repeated="2"/>
        </table:table-row>
        <table:table-row table:style-name="ro1">
          <table:table-cell office:value-type="float" office:value="1161.9507" calcext:value-type="float">
            <text:p>1161.95070</text:p>
          </table:table-cell>
          <table:table-cell office:value-type="float" office:value="8.3620005" calcext:value-type="float">
            <text:p>8.36200</text:p>
          </table:table-cell>
          <table:table-cell table:number-columns-repeated="2"/>
        </table:table-row>
        <table:table-row table:style-name="ro1">
          <table:table-cell office:value-type="float" office:value="1172.0719" calcext:value-type="float">
            <text:p>1172.07190</text:p>
          </table:table-cell>
          <table:table-cell office:value-type="float" office:value="8.4160004" calcext:value-type="float">
            <text:p>8.41600</text:p>
          </table:table-cell>
          <table:table-cell table:number-columns-repeated="2"/>
        </table:table-row>
        <table:table-row table:style-name="ro1">
          <table:table-cell office:value-type="float" office:value="1181.9735" calcext:value-type="float">
            <text:p>1181.97350</text:p>
          </table:table-cell>
          <table:table-cell office:value-type="float" office:value="8.4650002" calcext:value-type="float">
            <text:p>8.46500</text:p>
          </table:table-cell>
          <table:table-cell table:number-columns-repeated="2"/>
        </table:table-row>
        <table:table-row table:style-name="ro1">
          <table:table-cell office:value-type="float" office:value="1192.1316" calcext:value-type="float">
            <text:p>1192.13160</text:p>
          </table:table-cell>
          <table:table-cell office:value-type="float" office:value="8.5170002" calcext:value-type="float">
            <text:p>8.51700</text:p>
          </table:table-cell>
          <table:table-cell table:number-columns-repeated="2"/>
        </table:table-row>
        <table:table-row table:style-name="ro1">
          <table:table-cell office:value-type="float" office:value="1202.1978" calcext:value-type="float">
            <text:p>1202.19780</text:p>
          </table:table-cell>
          <table:table-cell office:value-type="float" office:value="8.5679998" calcext:value-type="float">
            <text:p>8.56800</text:p>
          </table:table-cell>
          <table:table-cell table:number-columns-repeated="2"/>
        </table:table-row>
        <table:table-row table:style-name="ro1">
          <table:table-cell office:value-type="float" office:value="1212.2037" calcext:value-type="float">
            <text:p>1212.20370</text:p>
          </table:table-cell>
          <table:table-cell office:value-type="float" office:value="8.6190004" calcext:value-type="float">
            <text:p>8.61900</text:p>
          </table:table-cell>
          <table:table-cell table:number-columns-repeated="2"/>
        </table:table-row>
        <table:table-row table:style-name="ro1">
          <table:table-cell office:value-type="float" office:value="1221.8097" calcext:value-type="float">
            <text:p>1221.80970</text:p>
          </table:table-cell>
          <table:table-cell office:value-type="float" office:value="8.6669998" calcext:value-type="float">
            <text:p>8.66700</text:p>
          </table:table-cell>
          <table:table-cell table:number-columns-repeated="2"/>
        </table:table-row>
        <table:table-row table:style-name="ro1">
          <table:table-cell office:value-type="float" office:value="1232.0721" calcext:value-type="float">
            <text:p>1232.07210</text:p>
          </table:table-cell>
          <table:table-cell office:value-type="float" office:value="8.717" calcext:value-type="float">
            <text:p>8.71700</text:p>
          </table:table-cell>
          <table:table-cell table:number-columns-repeated="2"/>
        </table:table-row>
        <table:table-row table:style-name="ro1">
          <table:table-cell office:value-type="float" office:value="1242.1094" calcext:value-type="float">
            <text:p>1242.10940</text:p>
          </table:table-cell>
          <table:table-cell office:value-type="float" office:value="8.7670002" calcext:value-type="float">
            <text:p>8.76700</text:p>
          </table:table-cell>
          <table:table-cell table:number-columns-repeated="2"/>
        </table:table-row>
        <table:table-row table:style-name="ro1">
          <table:table-cell office:value-type="float" office:value="1252.2747" calcext:value-type="float">
            <text:p>1252.27470</text:p>
          </table:table-cell>
          <table:table-cell office:value-type="float" office:value="8.8170004" calcext:value-type="float">
            <text:p>8.81700</text:p>
          </table:table-cell>
          <table:table-cell table:number-columns-repeated="2"/>
        </table:table-row>
        <table:table-row table:style-name="ro1">
          <table:table-cell office:value-type="float" office:value="1262.2206" calcext:value-type="float">
            <text:p>1262.22060</text:p>
          </table:table-cell>
          <table:table-cell office:value-type="float" office:value="8.8669996" calcext:value-type="float">
            <text:p>8.86700</text:p>
          </table:table-cell>
          <table:table-cell table:number-columns-repeated="2"/>
        </table:table-row>
        <table:table-row table:style-name="ro1">
          <table:table-cell office:value-type="float" office:value="1271.9342" calcext:value-type="float">
            <text:p>1271.93420</text:p>
          </table:table-cell>
          <table:table-cell office:value-type="float" office:value="8.9139996" calcext:value-type="float">
            <text:p>8.91400</text:p>
          </table:table-cell>
          <table:table-cell table:number-columns-repeated="2"/>
        </table:table-row>
        <table:table-row table:style-name="ro1">
          <table:table-cell office:value-type="float" office:value="1282.1245" calcext:value-type="float">
            <text:p>1282.12450</text:p>
          </table:table-cell>
          <table:table-cell office:value-type="float" office:value="8.9619999" calcext:value-type="float">
            <text:p>8.96200</text:p>
          </table:table-cell>
          <table:table-cell table:number-columns-repeated="2"/>
        </table:table-row>
        <table:table-row table:style-name="ro1">
          <table:table-cell office:value-type="float" office:value="1292.1616" calcext:value-type="float">
            <text:p>1292.16160</text:p>
          </table:table-cell>
          <table:table-cell office:value-type="float" office:value="9.0120001" calcext:value-type="float">
            <text:p>9.01200</text:p>
          </table:table-cell>
          <table:table-cell table:number-columns-repeated="2"/>
        </table:table-row>
        <table:table-row table:style-name="ro1">
          <table:table-cell office:value-type="float" office:value="1302.2368" calcext:value-type="float">
            <text:p>1302.23680</text:p>
          </table:table-cell>
          <table:table-cell office:value-type="float" office:value="9.0600004" calcext:value-type="float">
            <text:p>9.06000</text:p>
          </table:table-cell>
          <table:table-cell table:number-columns-repeated="2"/>
        </table:table-row>
        <table:table-row table:style-name="ro1">
          <table:table-cell office:value-type="float" office:value="1312.171" calcext:value-type="float">
            <text:p>1312.17100</text:p>
          </table:table-cell>
          <table:table-cell office:value-type="float" office:value="9.1090002" calcext:value-type="float">
            <text:p>9.10900</text:p>
          </table:table-cell>
          <table:table-cell table:number-columns-repeated="2"/>
        </table:table-row>
        <table:table-row table:style-name="ro1">
          <table:table-cell office:value-type="float" office:value="1321.8744" calcext:value-type="float">
            <text:p>1321.87440</text:p>
          </table:table-cell>
          <table:table-cell office:value-type="float" office:value="9.1560001" calcext:value-type="float">
            <text:p>9.15600</text:p>
          </table:table-cell>
          <table:table-cell table:number-columns-repeated="2"/>
        </table:table-row>
        <table:table-row table:style-name="ro1">
          <table:table-cell office:value-type="float" office:value="1331.9921" calcext:value-type="float">
            <text:p>1331.99210</text:p>
          </table:table-cell>
          <table:table-cell office:value-type="float" office:value="9.2040005" calcext:value-type="float">
            <text:p>9.20400</text:p>
          </table:table-cell>
          <table:table-cell table:number-columns-repeated="2"/>
        </table:table-row>
        <table:table-row table:style-name="ro1">
          <table:table-cell office:value-type="float" office:value="1342.2614" calcext:value-type="float">
            <text:p>1342.26140</text:p>
          </table:table-cell>
          <table:table-cell office:value-type="float" office:value="9.2519999" calcext:value-type="float">
            <text:p>9.25200</text:p>
          </table:table-cell>
          <table:table-cell table:number-columns-repeated="2"/>
        </table:table-row>
        <table:table-row table:style-name="ro1">
          <table:table-cell office:value-type="float" office:value="1352.0137" calcext:value-type="float">
            <text:p>1352.01370</text:p>
          </table:table-cell>
          <table:table-cell office:value-type="float" office:value="9.3009996" calcext:value-type="float">
            <text:p>9.30100</text:p>
          </table:table-cell>
          <table:table-cell table:number-columns-repeated="2"/>
        </table:table-row>
        <table:table-row table:style-name="ro1">
          <table:table-cell office:value-type="float" office:value="1361.6794" calcext:value-type="float">
            <text:p>1361.67940</text:p>
          </table:table-cell>
          <table:table-cell office:value-type="float" office:value="9.3470001" calcext:value-type="float">
            <text:p>9.34700</text:p>
          </table:table-cell>
          <table:table-cell table:number-columns-repeated="2"/>
        </table:table-row>
        <table:table-row table:style-name="ro1">
          <table:table-cell office:value-type="float" office:value="1371.7686" calcext:value-type="float">
            <text:p>1371.76860</text:p>
          </table:table-cell>
          <table:table-cell office:value-type="float" office:value="9.3950005" calcext:value-type="float">
            <text:p>9.39500</text:p>
          </table:table-cell>
          <table:table-cell table:number-columns-repeated="2"/>
        </table:table-row>
        <table:table-row table:style-name="ro1">
          <table:table-cell office:value-type="float" office:value="1381.819" calcext:value-type="float">
            <text:p>1381.81900</text:p>
          </table:table-cell>
          <table:table-cell office:value-type="float" office:value="9.4420004" calcext:value-type="float">
            <text:p>9.44200</text:p>
          </table:table-cell>
          <table:table-cell table:number-columns-repeated="2"/>
        </table:table-row>
        <table:table-row table:style-name="ro1">
          <table:table-cell office:value-type="float" office:value="1391.8882" calcext:value-type="float">
            <text:p>1391.88820</text:p>
          </table:table-cell>
          <table:table-cell office:value-type="float" office:value="9.4919996" calcext:value-type="float">
            <text:p>9.49200</text:p>
          </table:table-cell>
          <table:table-cell table:number-columns-repeated="2"/>
        </table:table-row>
        <table:table-row table:style-name="ro1">
          <table:table-cell office:value-type="float" office:value="1402.0208" calcext:value-type="float">
            <text:p>1402.02080</text:p>
          </table:table-cell>
          <table:table-cell office:value-type="float" office:value="9.54" calcext:value-type="float">
            <text:p>9.54000</text:p>
          </table:table-cell>
          <table:table-cell table:number-columns-repeated="2"/>
        </table:table-row>
        <table:table-row table:style-name="ro1">
          <table:table-cell office:value-type="float" office:value="1411.9985" calcext:value-type="float">
            <text:p>1411.99850</text:p>
          </table:table-cell>
          <table:table-cell office:value-type="float" office:value="9.5880003" calcext:value-type="float">
            <text:p>9.58800</text:p>
          </table:table-cell>
          <table:table-cell table:number-columns-repeated="2"/>
        </table:table-row>
        <table:table-row table:style-name="ro1">
          <table:table-cell office:value-type="float" office:value="1422.0088" calcext:value-type="float">
            <text:p>1422.00880</text:p>
          </table:table-cell>
          <table:table-cell office:value-type="float" office:value="9.6359997" calcext:value-type="float">
            <text:p>9.63600</text:p>
          </table:table-cell>
          <table:table-cell table:number-columns-repeated="2"/>
        </table:table-row>
        <table:table-row table:style-name="ro1">
          <table:table-cell office:value-type="float" office:value="1431.8724" calcext:value-type="float">
            <text:p>1431.87240</text:p>
          </table:table-cell>
          <table:table-cell office:value-type="float" office:value="9.6850004" calcext:value-type="float">
            <text:p>9.68500</text:p>
          </table:table-cell>
          <table:table-cell table:number-columns-repeated="2"/>
        </table:table-row>
        <table:table-row table:style-name="ro1">
          <table:table-cell office:value-type="float" office:value="1441.8817" calcext:value-type="float">
            <text:p>1441.88170</text:p>
          </table:table-cell>
          <table:table-cell office:value-type="float" office:value="9.7320004" calcext:value-type="float">
            <text:p>9.73200</text:p>
          </table:table-cell>
          <table:table-cell table:number-columns-repeated="2"/>
        </table:table-row>
        <table:table-row table:style-name="ro1">
          <table:table-cell office:value-type="float" office:value="1451.5646" calcext:value-type="float">
            <text:p>1451.56460</text:p>
          </table:table-cell>
          <table:table-cell office:value-type="float" office:value="9.7810001" calcext:value-type="float">
            <text:p>9.78100</text:p>
          </table:table-cell>
          <table:table-cell table:number-columns-repeated="2"/>
        </table:table-row>
        <table:table-row table:style-name="ro1">
          <table:table-cell office:value-type="float" office:value="1461.2786" calcext:value-type="float">
            <text:p>1461.27860</text:p>
          </table:table-cell>
          <table:table-cell office:value-type="float" office:value="9.8290005" calcext:value-type="float">
            <text:p>9.82900</text:p>
          </table:table-cell>
          <table:table-cell table:number-columns-repeated="2"/>
        </table:table-row>
        <table:table-row table:style-name="ro1">
          <table:table-cell office:value-type="float" office:value="1471.3037" calcext:value-type="float">
            <text:p>1471.30370</text:p>
          </table:table-cell>
          <table:table-cell office:value-type="float" office:value="9.8780003" calcext:value-type="float">
            <text:p>9.87800</text:p>
          </table:table-cell>
          <table:table-cell table:number-columns-repeated="2"/>
        </table:table-row>
        <table:table-row table:style-name="ro1">
          <table:table-cell office:value-type="float" office:value="1481.6543" calcext:value-type="float">
            <text:p>1481.65430</text:p>
          </table:table-cell>
          <table:table-cell office:value-type="float" office:value="9.9300003" calcext:value-type="float">
            <text:p>9.93000</text:p>
          </table:table-cell>
          <table:table-cell table:number-columns-repeated="2"/>
        </table:table-row>
        <table:table-row table:style-name="ro1">
          <table:table-cell office:value-type="float" office:value="1491.5916" calcext:value-type="float">
            <text:p>1491.59160</text:p>
          </table:table-cell>
          <table:table-cell office:value-type="float" office:value="9.9790001" calcext:value-type="float">
            <text:p>9.97900</text:p>
          </table:table-cell>
          <table:table-cell table:number-columns-repeated="2"/>
        </table:table-row>
        <table:table-row table:style-name="ro1">
          <table:table-cell office:value-type="float" office:value="1501.6542" calcext:value-type="float">
            <text:p>1501.65420</text:p>
          </table:table-cell>
          <table:table-cell office:value-type="float" office:value="10.029" calcext:value-type="float">
            <text:p>10.02900</text:p>
          </table:table-cell>
          <table:table-cell table:number-columns-repeated="2"/>
        </table:table-row>
        <table:table-row table:style-name="ro1">
          <table:table-cell office:value-type="float" office:value="1511.451" calcext:value-type="float">
            <text:p>1511.45100</text:p>
          </table:table-cell>
          <table:table-cell office:value-type="float" office:value="10.08" calcext:value-type="float">
            <text:p>10.08000</text:p>
          </table:table-cell>
          <table:table-cell table:number-columns-repeated="2"/>
        </table:table-row>
        <table:table-row table:style-name="ro1">
          <table:table-cell office:value-type="float" office:value="1521.6567" calcext:value-type="float">
            <text:p>1521.65670</text:p>
          </table:table-cell>
          <table:table-cell office:value-type="float" office:value="10.133" calcext:value-type="float">
            <text:p>10.13300</text:p>
          </table:table-cell>
          <table:table-cell table:number-columns-repeated="2"/>
        </table:table-row>
        <table:table-row table:style-name="ro1">
          <table:table-cell office:value-type="float" office:value="1531.4309" calcext:value-type="float">
            <text:p>1531.43090</text:p>
          </table:table-cell>
          <table:table-cell office:value-type="float" office:value="10.183" calcext:value-type="float">
            <text:p>10.18300</text:p>
          </table:table-cell>
          <table:table-cell table:number-columns-repeated="2"/>
        </table:table-row>
        <table:table-row table:style-name="ro1">
          <table:table-cell office:value-type="float" office:value="1541.7438" calcext:value-type="float">
            <text:p>1541.74380</text:p>
          </table:table-cell>
          <table:table-cell office:value-type="float" office:value="10.236" calcext:value-type="float">
            <text:p>10.23600</text:p>
          </table:table-cell>
          <table:table-cell table:number-columns-repeated="2"/>
        </table:table-row>
        <table:table-row table:style-name="ro1" table:number-rows-repeated="10484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4" table:number-columns-repeated="2" table:default-cell-style-name="Default"/>
        <table:table-row table:style-name="ro1">
          <table:table-cell office:value-type="float" office:value="400.75821" calcext:value-type="float">
            <text:p>400.75821</text:p>
          </table:table-cell>
          <table:table-cell office:value-type="string" calcext:value-type="string">
            <text:p><text:s text:c="4"/>15.272,</text:p>
          </table:table-cell>
        </table:table-row>
        <table:table-row table:style-name="ro1">
          <table:table-cell office:value-type="float" office:value="413.96207" calcext:value-type="float">
            <text:p>413.96207</text:p>
          </table:table-cell>
          <table:table-cell office:value-type="string" calcext:value-type="string">
            <text:p><text:s text:c="4"/>15.309,</text:p>
          </table:table-cell>
        </table:table-row>
        <table:table-row table:style-name="ro1">
          <table:table-cell office:value-type="float" office:value="427.27957" calcext:value-type="float">
            <text:p>427.27957</text:p>
          </table:table-cell>
          <table:table-cell office:value-type="string" calcext:value-type="string">
            <text:p><text:s text:c="4"/>15.346,</text:p>
          </table:table-cell>
        </table:table-row>
        <table:table-row table:style-name="ro1">
          <table:table-cell office:value-type="float" office:value="440.84143" calcext:value-type="float">
            <text:p>440.84143</text:p>
          </table:table-cell>
          <table:table-cell office:value-type="string" calcext:value-type="string">
            <text:p><text:s text:c="4"/>15.383,</text:p>
          </table:table-cell>
        </table:table-row>
        <table:table-row table:style-name="ro1">
          <table:table-cell office:value-type="float" office:value="454.64243" calcext:value-type="float">
            <text:p>454.64243</text:p>
          </table:table-cell>
          <table:table-cell office:value-type="string" calcext:value-type="string">
            <text:p><text:s text:c="4"/>15.419,</text:p>
          </table:table-cell>
        </table:table-row>
        <table:table-row table:style-name="ro1">
          <table:table-cell office:value-type="float" office:value="468.75922" calcext:value-type="float">
            <text:p>468.75922</text:p>
          </table:table-cell>
          <table:table-cell office:value-type="string" calcext:value-type="string">
            <text:p><text:s text:c="4"/>15.456,</text:p>
          </table:table-cell>
        </table:table-row>
        <table:table-row table:style-name="ro1">
          <table:table-cell office:value-type="float" office:value="483.12015" calcext:value-type="float">
            <text:p>483.12015</text:p>
          </table:table-cell>
          <table:table-cell office:value-type="string" calcext:value-type="string">
            <text:p><text:s text:c="4"/>15.492,</text:p>
          </table:table-cell>
        </table:table-row>
        <table:table-row table:style-name="ro1">
          <table:table-cell office:value-type="float" office:value="497.76065" calcext:value-type="float">
            <text:p>497.76065</text:p>
          </table:table-cell>
          <table:table-cell office:value-type="string" calcext:value-type="string">
            <text:p><text:s text:c="4"/>15.528,</text:p>
          </table:table-cell>
        </table:table-row>
        <table:table-row table:style-name="ro1">
          <table:table-cell office:value-type="float" office:value="512.59418" calcext:value-type="float">
            <text:p>512.59418</text:p>
          </table:table-cell>
          <table:table-cell office:value-type="string" calcext:value-type="string">
            <text:p><text:s text:c="4"/>15.564,</text:p>
          </table:table-cell>
        </table:table-row>
        <table:table-row table:style-name="ro1">
          <table:table-cell office:value-type="float" office:value="527.8996" calcext:value-type="float">
            <text:p>527.8996</text:p>
          </table:table-cell>
          <table:table-cell office:value-type="string" calcext:value-type="string">
            <text:p><text:s text:c="4"/>15.6,</text:p>
          </table:table-cell>
        </table:table-row>
        <table:table-row table:style-name="ro1">
          <table:table-cell office:value-type="float" office:value="543.0506" calcext:value-type="float">
            <text:p>543.0506</text:p>
          </table:table-cell>
          <table:table-cell office:value-type="string" calcext:value-type="string">
            <text:p><text:s text:c="4"/>15.635,</text:p>
          </table:table-cell>
        </table:table-row>
        <table:table-row table:style-name="ro1">
          <table:table-cell office:value-type="float" office:value="558.61646" calcext:value-type="float">
            <text:p>558.61646</text:p>
          </table:table-cell>
          <table:table-cell office:value-type="string" calcext:value-type="string">
            <text:p><text:s text:c="4"/>15.671,</text:p>
          </table:table-cell>
        </table:table-row>
        <table:table-row table:style-name="ro1">
          <table:table-cell office:value-type="float" office:value="574.57684" calcext:value-type="float">
            <text:p>574.57684</text:p>
          </table:table-cell>
          <table:table-cell office:value-type="string" calcext:value-type="string">
            <text:p><text:s text:c="4"/>15.706,</text:p>
          </table:table-cell>
        </table:table-row>
        <table:table-row table:style-name="ro1">
          <table:table-cell office:value-type="float" office:value="590.52216" calcext:value-type="float">
            <text:p>590.52216</text:p>
          </table:table-cell>
          <table:table-cell office:value-type="string" calcext:value-type="string">
            <text:p><text:s text:c="4"/>15.741,</text:p>
          </table:table-cell>
        </table:table-row>
        <table:table-row table:style-name="ro1">
          <table:table-cell office:value-type="float" office:value="606.68573" calcext:value-type="float">
            <text:p>606.68573</text:p>
          </table:table-cell>
          <table:table-cell office:value-type="string" calcext:value-type="string">
            <text:p><text:s text:c="4"/>15.776,</text:p>
          </table:table-cell>
        </table:table-row>
        <table:table-row table:style-name="ro1">
          <table:table-cell office:value-type="float" office:value="623.08649" calcext:value-type="float">
            <text:p>623.08649</text:p>
          </table:table-cell>
          <table:table-cell office:value-type="string" calcext:value-type="string">
            <text:p><text:s text:c="4"/>15.81,</text:p>
          </table:table-cell>
        </table:table-row>
        <table:table-row table:style-name="ro1">
          <table:table-cell office:value-type="float" office:value="639.60406" calcext:value-type="float">
            <text:p>639.60406</text:p>
          </table:table-cell>
          <table:table-cell office:value-type="string" calcext:value-type="string">
            <text:p><text:s text:c="4"/>15.844,</text:p>
          </table:table-cell>
        </table:table-row>
        <table:table-row table:style-name="ro1">
          <table:table-cell office:value-type="float" office:value="656.5744" calcext:value-type="float">
            <text:p>656.5744</text:p>
          </table:table-cell>
          <table:table-cell office:value-type="string" calcext:value-type="string">
            <text:p><text:s text:c="4"/>15.879,</text:p>
          </table:table-cell>
        </table:table-row>
        <table:table-row table:style-name="ro1">
          <table:table-cell office:value-type="float" office:value="673.42157" calcext:value-type="float">
            <text:p>673.42157</text:p>
          </table:table-cell>
          <table:table-cell office:value-type="string" calcext:value-type="string">
            <text:p><text:s text:c="4"/>15.913,</text:p>
          </table:table-cell>
        </table:table-row>
        <table:table-row table:style-name="ro1">
          <table:table-cell office:value-type="float" office:value="690.42212" calcext:value-type="float">
            <text:p>690.42212</text:p>
          </table:table-cell>
          <table:table-cell office:value-type="string" calcext:value-type="string">
            <text:p><text:s text:c="4"/>15.946,</text:p>
          </table:table-cell>
        </table:table-row>
        <table:table-row table:style-name="ro1">
          <table:table-cell office:value-type="float" office:value="707.6217" calcext:value-type="float">
            <text:p>707.6217</text:p>
          </table:table-cell>
          <table:table-cell office:value-type="string" calcext:value-type="string">
            <text:p><text:s text:c="4"/>15.98,</text:p>
          </table:table-cell>
        </table:table-row>
        <table:table-row table:style-name="ro1">
          <table:table-cell office:value-type="float" office:value="725.104" calcext:value-type="float">
            <text:p>725.104</text:p>
          </table:table-cell>
          <table:table-cell office:value-type="string" calcext:value-type="string">
            <text:p><text:s text:c="4"/>16.014,</text:p>
          </table:table-cell>
        </table:table-row>
        <table:table-row table:style-name="ro1">
          <table:table-cell office:value-type="float" office:value="742.36652" calcext:value-type="float">
            <text:p>742.36652</text:p>
          </table:table-cell>
          <table:table-cell office:value-type="string" calcext:value-type="string">
            <text:p><text:s text:c="4"/>16.047001,</text:p>
          </table:table-cell>
        </table:table-row>
        <table:table-row table:style-name="ro1">
          <table:table-cell office:value-type="float" office:value="759.88068" calcext:value-type="float">
            <text:p>759.88068</text:p>
          </table:table-cell>
          <table:table-cell office:value-type="string" calcext:value-type="string">
            <text:p><text:s text:c="4"/>16.08,</text:p>
          </table:table-cell>
        </table:table-row>
        <table:table-row table:style-name="ro1">
          <table:table-cell office:value-type="float" office:value="777.69177" calcext:value-type="float">
            <text:p>777.69177</text:p>
          </table:table-cell>
          <table:table-cell office:value-type="string" calcext:value-type="string">
            <text:p><text:s text:c="4"/>16.113001,</text:p>
          </table:table-cell>
        </table:table-row>
        <table:table-row table:style-name="ro1">
          <table:table-cell office:value-type="float" office:value="795.3587" calcext:value-type="float">
            <text:p>795.3587</text:p>
          </table:table-cell>
          <table:table-cell office:value-type="string" calcext:value-type="string">
            <text:p><text:s text:c="4"/>16.145,</text:p>
          </table:table-cell>
        </table:table-row>
        <table:table-row table:style-name="ro1">
          <table:table-cell office:value-type="float" office:value="813.07343" calcext:value-type="float">
            <text:p>813.07343</text:p>
          </table:table-cell>
          <table:table-cell office:value-type="string" calcext:value-type="string">
            <text:p><text:s text:c="4"/>16.177999,</text:p>
          </table:table-cell>
        </table:table-row>
        <table:table-row table:style-name="ro1">
          <table:table-cell office:value-type="float" office:value="830.93555" calcext:value-type="float">
            <text:p>830.93555</text:p>
          </table:table-cell>
          <table:table-cell office:value-type="string" calcext:value-type="string">
            <text:p><text:s text:c="4"/>16.209999,</text:p>
          </table:table-cell>
        </table:table-row>
        <table:table-row table:style-name="ro1">
          <table:table-cell office:value-type="float" office:value="848.76367" calcext:value-type="float">
            <text:p>848.76367</text:p>
          </table:table-cell>
          <table:table-cell office:value-type="string" calcext:value-type="string">
            <text:p><text:s text:c="4"/>16.242001,</text:p>
          </table:table-cell>
        </table:table-row>
        <table:table-row table:style-name="ro1">
          <table:table-cell office:value-type="float" office:value="866.56726" calcext:value-type="float">
            <text:p>866.56726</text:p>
          </table:table-cell>
          <table:table-cell office:value-type="string" calcext:value-type="string">
            <text:p><text:s text:c="4"/>16.274,</text:p>
          </table:table-cell>
        </table:table-row>
        <table:table-row table:style-name="ro1">
          <table:table-cell office:value-type="float" office:value="884.52551" calcext:value-type="float">
            <text:p>884.52551</text:p>
          </table:table-cell>
          <table:table-cell office:value-type="string" calcext:value-type="string">
            <text:p><text:s text:c="4"/>16.306,</text:p>
          </table:table-cell>
        </table:table-row>
        <table:table-row table:style-name="ro1">
          <table:table-cell office:value-type="float" office:value="902.40955" calcext:value-type="float">
            <text:p>902.40955</text:p>
          </table:table-cell>
          <table:table-cell office:value-type="string" calcext:value-type="string">
            <text:p><text:s text:c="4"/>16.337999,</text:p>
          </table:table-cell>
        </table:table-row>
        <table:table-row table:style-name="ro1">
          <table:table-cell office:value-type="float" office:value="920.04041" calcext:value-type="float">
            <text:p>920.04041</text:p>
          </table:table-cell>
          <table:table-cell office:value-type="string" calcext:value-type="string">
            <text:p><text:s text:c="4"/>16.368999,</text:p>
          </table:table-cell>
        </table:table-row>
        <table:table-row table:style-name="ro1">
          <table:table-cell office:value-type="float" office:value="937.93176" calcext:value-type="float">
            <text:p>937.93176</text:p>
          </table:table-cell>
          <table:table-cell office:value-type="string" calcext:value-type="string">
            <text:p><text:s text:c="4"/>16.4,</text:p>
          </table:table-cell>
        </table:table-row>
        <table:table-row table:style-name="ro1">
          <table:table-cell office:value-type="float" office:value="955.57037" calcext:value-type="float">
            <text:p>955.57037</text:p>
          </table:table-cell>
          <table:table-cell office:value-type="string" calcext:value-type="string">
            <text:p><text:s text:c="4"/>16.431,</text:p>
          </table:table-cell>
        </table:table-row>
        <table:table-row table:style-name="ro1">
          <table:table-cell office:value-type="float" office:value="973.20496" calcext:value-type="float">
            <text:p>973.20496</text:p>
          </table:table-cell>
          <table:table-cell office:value-type="string" calcext:value-type="string">
            <text:p><text:s text:c="4"/>16.462,</text:p>
          </table:table-cell>
        </table:table-row>
        <table:table-row table:style-name="ro1">
          <table:table-cell office:value-type="float" office:value="990.63745" calcext:value-type="float">
            <text:p>990.63745</text:p>
          </table:table-cell>
          <table:table-cell office:value-type="string" calcext:value-type="string">
            <text:p><text:s text:c="4"/>16.492001,</text:p>
          </table:table-cell>
        </table:table-row>
        <table:table-row table:style-name="ro1">
          <table:table-cell office:value-type="float" office:value="1007.9967" calcext:value-type="float">
            <text:p>1007.9967</text:p>
          </table:table-cell>
          <table:table-cell office:value-type="string" calcext:value-type="string">
            <text:p><text:s text:c="4"/>16.523001,</text:p>
          </table:table-cell>
        </table:table-row>
        <table:table-row table:style-name="ro1">
          <table:table-cell office:value-type="float" office:value="1025.2909" calcext:value-type="float">
            <text:p>1025.2909</text:p>
          </table:table-cell>
          <table:table-cell office:value-type="string" calcext:value-type="string">
            <text:p><text:s text:c="4"/>16.552999,</text:p>
          </table:table-cell>
        </table:table-row>
        <table:table-row table:style-name="ro1">
          <table:table-cell office:value-type="float" office:value="1042.5475" calcext:value-type="float">
            <text:p>1042.5475</text:p>
          </table:table-cell>
          <table:table-cell office:value-type="string" calcext:value-type="string">
            <text:p><text:s text:c="4"/>16.583,</text:p>
          </table:table-cell>
        </table:table-row>
        <table:table-row table:style-name="ro1">
          <table:table-cell office:value-type="float" office:value="1059.6165" calcext:value-type="float">
            <text:p>1059.6165</text:p>
          </table:table-cell>
          <table:table-cell office:value-type="string" calcext:value-type="string">
            <text:p><text:s text:c="4"/>16.613001,</text:p>
          </table:table-cell>
        </table:table-row>
        <table:table-row table:style-name="ro1">
          <table:table-cell office:value-type="float" office:value="1076.5122" calcext:value-type="float">
            <text:p>1076.5122</text:p>
          </table:table-cell>
          <table:table-cell office:value-type="string" calcext:value-type="string">
            <text:p><text:s text:c="4"/>16.643,</text:p>
          </table:table-cell>
        </table:table-row>
        <table:table-row table:style-name="ro1">
          <table:table-cell office:value-type="float" office:value="1093.1807" calcext:value-type="float">
            <text:p>1093.1807</text:p>
          </table:table-cell>
          <table:table-cell office:value-type="string" calcext:value-type="string">
            <text:p><text:s text:c="4"/>16.672001,</text:p>
          </table:table-cell>
        </table:table-row>
        <table:table-row table:style-name="ro1">
          <table:table-cell office:value-type="float" office:value="1109.8503" calcext:value-type="float">
            <text:p>1109.8503</text:p>
          </table:table-cell>
          <table:table-cell office:value-type="string" calcext:value-type="string">
            <text:p><text:s text:c="4"/>16.701,</text:p>
          </table:table-cell>
        </table:table-row>
        <table:table-row table:style-name="ro1">
          <table:table-cell office:value-type="float" office:value="1126.364" calcext:value-type="float">
            <text:p>1126.364</text:p>
          </table:table-cell>
          <table:table-cell office:value-type="string" calcext:value-type="string">
            <text:p><text:s text:c="4"/>16.73,</text:p>
          </table:table-cell>
        </table:table-row>
        <table:table-row table:style-name="ro1">
          <table:table-cell office:value-type="float" office:value="1142.4906" calcext:value-type="float">
            <text:p>1142.4906</text:p>
          </table:table-cell>
          <table:table-cell office:value-type="string" calcext:value-type="string">
            <text:p><text:s text:c="4"/>16.759001,</text:p>
          </table:table-cell>
        </table:table-row>
        <table:table-row table:style-name="ro1">
          <table:table-cell office:value-type="float" office:value="1158.66" calcext:value-type="float">
            <text:p>1158.66</text:p>
          </table:table-cell>
          <table:table-cell office:value-type="string" calcext:value-type="string">
            <text:p><text:s text:c="4"/>16.788,</text:p>
          </table:table-cell>
        </table:table-row>
        <table:table-row table:style-name="ro1">
          <table:table-cell office:value-type="float" office:value="1174.3109" calcext:value-type="float">
            <text:p>1174.3109</text:p>
          </table:table-cell>
          <table:table-cell office:value-type="string" calcext:value-type="string">
            <text:p><text:s text:c="4"/>16.816999,</text:p>
          </table:table-cell>
        </table:table-row>
        <table:table-row table:style-name="ro1">
          <table:table-cell office:value-type="float" office:value="1189.8379" calcext:value-type="float">
            <text:p>1189.8379</text:p>
          </table:table-cell>
          <table:table-cell office:value-type="string" calcext:value-type="string">
            <text:p><text:s text:c="4"/>16.844999,</text:p>
          </table:table-cell>
        </table:table-row>
        <table:table-row table:style-name="ro1">
          <table:table-cell office:value-type="float" office:value="1205.2483" calcext:value-type="float">
            <text:p>1205.2483</text:p>
          </table:table-cell>
          <table:table-cell office:value-type="string" calcext:value-type="string">
            <text:p><text:s text:c="4"/>16.872999,</text:p>
          </table:table-cell>
        </table:table-row>
        <table:table-row table:style-name="ro1">
          <table:table-cell office:value-type="float" office:value="1220.4056" calcext:value-type="float">
            <text:p>1220.4056</text:p>
          </table:table-cell>
          <table:table-cell office:value-type="string" calcext:value-type="string">
            <text:p><text:s text:c="4"/>16.900999,</text:p>
          </table:table-cell>
        </table:table-row>
        <table:table-row table:style-name="ro1">
          <table:table-cell office:value-type="float" office:value="1235.0962" calcext:value-type="float">
            <text:p>1235.0962</text:p>
          </table:table-cell>
          <table:table-cell office:value-type="string" calcext:value-type="string">
            <text:p><text:s text:c="4"/>16.929001,</text:p>
          </table:table-cell>
        </table:table-row>
        <table:table-row table:style-name="ro1">
          <table:table-cell office:value-type="float" office:value="1249.6355" calcext:value-type="float">
            <text:p>1249.6355</text:p>
          </table:table-cell>
          <table:table-cell office:value-type="string" calcext:value-type="string">
            <text:p><text:s text:c="4"/>16.955999,</text:p>
          </table:table-cell>
        </table:table-row>
        <table:table-row table:style-name="ro1">
          <table:table-cell office:value-type="float" office:value="1263.902" calcext:value-type="float">
            <text:p>1263.902</text:p>
          </table:table-cell>
          <table:table-cell office:value-type="string" calcext:value-type="string">
            <text:p><text:s text:c="4"/>16.983999,</text:p>
          </table:table-cell>
        </table:table-row>
        <table:table-row table:style-name="ro1">
          <table:table-cell office:value-type="float" office:value="1277.9686" calcext:value-type="float">
            <text:p>1277.9686</text:p>
          </table:table-cell>
          <table:table-cell office:value-type="string" calcext:value-type="string">
            <text:p><text:s text:c="4"/>17.011,</text:p>
          </table:table-cell>
        </table:table-row>
        <table:table-row table:style-name="ro1">
          <table:table-cell office:value-type="float" office:value="1291.6718" calcext:value-type="float">
            <text:p>1291.6718</text:p>
          </table:table-cell>
          <table:table-cell office:value-type="string" calcext:value-type="string">
            <text:p><text:s text:c="4"/>17.038,</text:p>
          </table:table-cell>
        </table:table-row>
        <table:table-row table:style-name="ro1">
          <table:table-cell office:value-type="float" office:value="1305.3994" calcext:value-type="float">
            <text:p>1305.3994</text:p>
          </table:table-cell>
          <table:table-cell office:value-type="string" calcext:value-type="string">
            <text:p><text:s text:c="4"/>17.065001,</text:p>
          </table:table-cell>
        </table:table-row>
        <table:table-row table:style-name="ro1">
          <table:table-cell office:value-type="float" office:value="1318.7454" calcext:value-type="float">
            <text:p>1318.7454</text:p>
          </table:table-cell>
          <table:table-cell office:value-type="string" calcext:value-type="string">
            <text:p><text:s text:c="4"/>17.091,</text:p>
          </table:table-cell>
        </table:table-row>
        <table:table-row table:style-name="ro1">
          <table:table-cell office:value-type="float" office:value="1331.6228" calcext:value-type="float">
            <text:p>1331.6228</text:p>
          </table:table-cell>
          <table:table-cell office:value-type="string" calcext:value-type="string">
            <text:p><text:s text:c="4"/>17.118,</text:p>
          </table:table-cell>
        </table:table-row>
        <table:table-row table:style-name="ro1">
          <table:table-cell office:value-type="float" office:value="1344.2379" calcext:value-type="float">
            <text:p>1344.2379</text:p>
          </table:table-cell>
          <table:table-cell office:value-type="string" calcext:value-type="string">
            <text:p><text:s text:c="4"/>17.143999,</text:p>
          </table:table-cell>
        </table:table-row>
        <table:table-row table:style-name="ro1">
          <table:table-cell office:value-type="float" office:value="1356.6927" calcext:value-type="float">
            <text:p>1356.6927</text:p>
          </table:table-cell>
          <table:table-cell office:value-type="string" calcext:value-type="string">
            <text:p><text:s text:c="4"/>17.17,</text:p>
          </table:table-cell>
        </table:table-row>
        <table:table-row table:style-name="ro1">
          <table:table-cell office:value-type="float" office:value="1368.932" calcext:value-type="float">
            <text:p>1368.932</text:p>
          </table:table-cell>
          <table:table-cell office:value-type="string" calcext:value-type="string">
            <text:p><text:s text:c="4"/>17.195999,</text:p>
          </table:table-cell>
        </table:table-row>
        <table:table-row table:style-name="ro1">
          <table:table-cell office:value-type="float" office:value="1380.7462" calcext:value-type="float">
            <text:p>1380.7462</text:p>
          </table:table-cell>
          <table:table-cell office:value-type="string" calcext:value-type="string">
            <text:p><text:s text:c="4"/>17.222,</text:p>
          </table:table-cell>
        </table:table-row>
        <table:table-row table:style-name="ro1">
          <table:table-cell office:value-type="float" office:value="1392.5468" calcext:value-type="float">
            <text:p>1392.5468</text:p>
          </table:table-cell>
          <table:table-cell office:value-type="string" calcext:value-type="string">
            <text:p><text:s text:c="4"/>17.247,</text:p>
          </table:table-cell>
        </table:table-row>
        <table:table-row table:style-name="ro1">
          <table:table-cell office:value-type="float" office:value="1403.786" calcext:value-type="float">
            <text:p>1403.786</text:p>
          </table:table-cell>
          <table:table-cell office:value-type="string" calcext:value-type="string">
            <text:p><text:s text:c="4"/>17.273001,</text:p>
          </table:table-cell>
        </table:table-row>
        <table:table-row table:style-name="ro1">
          <table:table-cell office:value-type="float" office:value="1414.8635" calcext:value-type="float">
            <text:p>1414.8635</text:p>
          </table:table-cell>
          <table:table-cell office:value-type="string" calcext:value-type="string">
            <text:p><text:s text:c="4"/>17.298,</text:p>
          </table:table-cell>
        </table:table-row>
        <table:table-row table:style-name="ro1">
          <table:table-cell office:value-type="float" office:value="1425.6012" calcext:value-type="float">
            <text:p>1425.6012</text:p>
          </table:table-cell>
          <table:table-cell office:value-type="string" calcext:value-type="string">
            <text:p><text:s text:c="4"/>17.323,</text:p>
          </table:table-cell>
        </table:table-row>
        <table:table-row table:style-name="ro1">
          <table:table-cell office:value-type="float" office:value="1436.1438" calcext:value-type="float">
            <text:p>1436.1438</text:p>
          </table:table-cell>
          <table:table-cell office:value-type="string" calcext:value-type="string">
            <text:p><text:s text:c="4"/>17.347,</text:p>
          </table:table-cell>
        </table:table-row>
        <table:table-row table:style-name="ro1">
          <table:table-cell office:value-type="float" office:value="1446.3969" calcext:value-type="float">
            <text:p>1446.3969</text:p>
          </table:table-cell>
          <table:table-cell office:value-type="string" calcext:value-type="string">
            <text:p><text:s text:c="4"/>17.372,</text:p>
          </table:table-cell>
        </table:table-row>
        <table:table-row table:style-name="ro1">
          <table:table-cell office:value-type="float" office:value="1456.3082" calcext:value-type="float">
            <text:p>1456.3082</text:p>
          </table:table-cell>
          <table:table-cell office:value-type="string" calcext:value-type="string">
            <text:p><text:s text:c="4"/>17.396,</text:p>
          </table:table-cell>
        </table:table-row>
        <table:table-row table:style-name="ro1">
          <table:table-cell office:value-type="float" office:value="1466.0651" calcext:value-type="float">
            <text:p>1466.0651</text:p>
          </table:table-cell>
          <table:table-cell office:value-type="string" calcext:value-type="string">
            <text:p><text:s text:c="4"/>17.421,</text:p>
          </table:table-cell>
        </table:table-row>
        <table:table-row table:style-name="ro1">
          <table:table-cell office:value-type="float" office:value="1475.5577" calcext:value-type="float">
            <text:p>1475.5577</text:p>
          </table:table-cell>
          <table:table-cell office:value-type="string" calcext:value-type="string">
            <text:p><text:s text:c="4"/>17.445,</text:p>
          </table:table-cell>
        </table:table-row>
        <table:table-row table:style-name="ro1">
          <table:table-cell office:value-type="float" office:value="1484.6536" calcext:value-type="float">
            <text:p>1484.6536</text:p>
          </table:table-cell>
          <table:table-cell office:value-type="string" calcext:value-type="string">
            <text:p><text:s text:c="4"/>17.468,</text:p>
          </table:table-cell>
        </table:table-row>
        <table:table-row table:style-name="ro1">
          <table:table-cell office:value-type="float" office:value="1493.7657" calcext:value-type="float">
            <text:p>1493.7657</text:p>
          </table:table-cell>
          <table:table-cell office:value-type="string" calcext:value-type="string">
            <text:p><text:s text:c="4"/>17.492001,</text:p>
          </table:table-cell>
        </table:table-row>
        <table:table-row table:style-name="ro1">
          <table:table-cell office:value-type="float" office:value="1502.3903" calcext:value-type="float">
            <text:p>1502.3903</text:p>
          </table:table-cell>
          <table:table-cell office:value-type="string" calcext:value-type="string">
            <text:p><text:s text:c="4"/>17.514999,</text:p>
          </table:table-cell>
        </table:table-row>
        <table:table-row table:style-name="ro1">
          <table:table-cell office:value-type="float" office:value="1510.8575" calcext:value-type="float">
            <text:p>1510.8575</text:p>
          </table:table-cell>
          <table:table-cell office:value-type="string" calcext:value-type="string">
            <text:p><text:s text:c="4"/>17.539,</text:p>
          </table:table-cell>
        </table:table-row>
        <table:table-row table:style-name="ro1">
          <table:table-cell office:value-type="float" office:value="1519.1932" calcext:value-type="float">
            <text:p>1519.1932</text:p>
          </table:table-cell>
          <table:table-cell office:value-type="string" calcext:value-type="string">
            <text:p><text:s text:c="4"/>17.562,</text:p>
          </table:table-cell>
        </table:table-row>
        <table:table-row table:style-name="ro1">
          <table:table-cell office:value-type="float" office:value="1527.0144" calcext:value-type="float">
            <text:p>1527.0144</text:p>
          </table:table-cell>
          <table:table-cell office:value-type="string" calcext:value-type="string">
            <text:p><text:s text:c="4"/>17.584999,</text:p>
          </table:table-cell>
        </table:table-row>
        <table:table-row table:style-name="ro1">
          <table:table-cell office:value-type="float" office:value="1534.7771" calcext:value-type="float">
            <text:p>1534.7771</text:p>
          </table:table-cell>
          <table:table-cell office:value-type="string" calcext:value-type="string">
            <text:p><text:s text:c="4"/>17.607,</text:p>
          </table:table-cell>
        </table:table-row>
        <table:table-row table:style-name="ro1">
          <table:table-cell office:value-type="float" office:value="1542.4125" calcext:value-type="float">
            <text:p>1542.4125</text:p>
          </table:table-cell>
          <table:table-cell office:value-type="string" calcext:value-type="string">
            <text:p><text:s text:c="4"/>17.629999,</text:p>
          </table:table-cell>
        </table:table-row>
        <table:table-row table:style-name="ro1">
          <table:table-cell office:value-type="float" office:value="1549.5999" calcext:value-type="float">
            <text:p>1549.5999</text:p>
          </table:table-cell>
          <table:table-cell office:value-type="string" calcext:value-type="string">
            <text:p><text:s text:c="4"/>17.652,</text:p>
          </table:table-cell>
        </table:table-row>
        <table:table-row table:style-name="ro1">
          <table:table-cell office:value-type="float" office:value="1556.8134" calcext:value-type="float">
            <text:p>1556.8134</text:p>
          </table:table-cell>
          <table:table-cell office:value-type="string" calcext:value-type="string">
            <text:p><text:s text:c="4"/>17.674,</text:p>
          </table:table-cell>
        </table:table-row>
        <table:table-row table:style-name="ro1">
          <table:table-cell office:value-type="float" office:value="1563.4008" calcext:value-type="float">
            <text:p>1563.4008</text:p>
          </table:table-cell>
          <table:table-cell office:value-type="string" calcext:value-type="string">
            <text:p><text:s text:c="4"/>17.695999,</text:p>
          </table:table-cell>
        </table:table-row>
        <table:table-row table:style-name="ro1">
          <table:table-cell office:value-type="float" office:value="1570.4222" calcext:value-type="float">
            <text:p>1570.4222</text:p>
          </table:table-cell>
          <table:table-cell office:value-type="string" calcext:value-type="string">
            <text:p><text:s text:c="4"/>17.718,</text:p>
          </table:table-cell>
        </table:table-row>
        <table:table-row table:style-name="ro1">
          <table:table-cell office:value-type="float" office:value="1576.6989" calcext:value-type="float">
            <text:p>1576.6989</text:p>
          </table:table-cell>
          <table:table-cell office:value-type="string" calcext:value-type="string">
            <text:p><text:s text:c="4"/>17.739,</text:p>
          </table:table-cell>
        </table:table-row>
        <table:table-row table:style-name="ro1">
          <table:table-cell office:value-type="float" office:value="1582.9182" calcext:value-type="float">
            <text:p>1582.9182</text:p>
          </table:table-cell>
          <table:table-cell office:value-type="string" calcext:value-type="string">
            <text:p><text:s text:c="4"/>17.761,</text:p>
          </table:table-cell>
        </table:table-row>
        <table:table-row table:style-name="ro1">
          <table:table-cell office:value-type="float" office:value="1589.0969" calcext:value-type="float">
            <text:p>1589.0969</text:p>
          </table:table-cell>
          <table:table-cell office:value-type="string" calcext:value-type="string">
            <text:p><text:s text:c="4"/>17.782,</text:p>
          </table:table-cell>
        </table:table-row>
        <table:table-row table:style-name="ro1">
          <table:table-cell office:value-type="float" office:value="1594.8174" calcext:value-type="float">
            <text:p>1594.8174</text:p>
          </table:table-cell>
          <table:table-cell office:value-type="string" calcext:value-type="string">
            <text:p><text:s text:c="4"/>17.802999,</text:p>
          </table:table-cell>
        </table:table-row>
        <table:table-row table:style-name="ro1">
          <table:table-cell office:value-type="float" office:value="1600.4308" calcext:value-type="float">
            <text:p>1600.4308</text:p>
          </table:table-cell>
          <table:table-cell office:value-type="string" calcext:value-type="string">
            <text:p><text:s text:c="4"/>17.823,</text:p>
          </table:table-cell>
        </table:table-row>
        <table:table-row table:style-name="ro1">
          <table:table-cell office:value-type="float" office:value="1606.1058" calcext:value-type="float">
            <text:p>1606.1058</text:p>
          </table:table-cell>
          <table:table-cell office:value-type="string" calcext:value-type="string">
            <text:p><text:s text:c="4"/>17.844,</text:p>
          </table:table-cell>
        </table:table-row>
        <table:table-row table:style-name="ro1">
          <table:table-cell office:value-type="float" office:value="1611.2937" calcext:value-type="float">
            <text:p>1611.2937</text:p>
          </table:table-cell>
          <table:table-cell office:value-type="string" calcext:value-type="string">
            <text:p><text:s text:c="4"/>17.864,</text:p>
          </table:table-cell>
        </table:table-row>
        <table:table-row table:style-name="ro1">
          <table:table-cell office:value-type="float" office:value="1616.4434" calcext:value-type="float">
            <text:p>1616.4434</text:p>
          </table:table-cell>
          <table:table-cell office:value-type="string" calcext:value-type="string">
            <text:p><text:s text:c="4"/>17.885,</text:p>
          </table:table-cell>
        </table:table-row>
        <table:table-row table:style-name="ro1">
          <table:table-cell office:value-type="float" office:value="1621.3361" calcext:value-type="float">
            <text:p>1621.3361</text:p>
          </table:table-cell>
          <table:table-cell office:value-type="string" calcext:value-type="string">
            <text:p><text:s text:c="4"/>17.905001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09:44:37.178611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date>2018-04-18T09:53:23.266394449</dc:date>
    <dc:creator>Yuan </dc:creator>
    <meta:editing-duration>PT52M54S</meta:editing-duration>
    <meta:editing-cycles>10</meta:editing-cycles>
    <meta:document-statistic meta:table-count="2" meta:cell-count="396" meta:object-count="0"/>
  </office:meta>
</office:document-meta>
</file>